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DEB8635EF971E3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.332cm" svg:height="9.744cm" draw:z-index="0"><draw:image xlink:href="Pictures/100002010000055600000300DEB8635EF971E34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00:21:01.438409626</meta:creation-date>
    <dc:date>2021-03-16T00:22:51.413244317</dc:date>
    <meta:editing-duration>PT1M5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